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88cm" style:rel-column-width="6119*"/>
    </style:style>
    <style:style style:name="Table1.B" style:family="table-column">
      <style:table-column-properties style:column-width="4.727cm" style:rel-column-width="18223*"/>
    </style:style>
    <style:style style:name="Table1.C" style:family="table-column">
      <style:table-column-properties style:column-width="4.974cm" style:rel-column-width="19175*"/>
    </style:style>
    <style:style style:name="Table1.D" style:family="table-column">
      <style:table-column-properties style:column-width="5.711cm" style:rel-column-width="2201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9a648" officeooo:paragraph-rsid="0019a648" fo:background-color="#ffff00"/>
    </style:style>
    <style:style style:name="P2" style:family="paragraph" style:parent-style-name="Standard">
      <style:text-properties fo:font-size="10pt"/>
    </style:style>
    <style:style style:name="P3" style:family="paragraph" style:parent-style-name="Standard">
      <style:text-properties fo:font-size="10pt" fo:background-color="#ff0000"/>
    </style:style>
    <style:style style:name="P4" style:family="paragraph" style:parent-style-name="Standard">
      <style:text-properties fo:font-size="10pt" officeooo:paragraph-rsid="0019a648" fo:background-color="#ff0000"/>
    </style:style>
    <style:style style:name="P5" style:family="paragraph" style:parent-style-name="Standard">
      <style:text-properties fo:font-size="10pt" fo:background-color="#bf0041"/>
    </style:style>
    <style:style style:name="P6" style:family="paragraph" style:parent-style-name="Standard">
      <style:text-properties fo:font-size="10pt" officeooo:paragraph-rsid="0019a648" fo:background-color="#bf0041"/>
    </style:style>
    <style:style style:name="P7" style:family="paragraph" style:parent-style-name="Standard">
      <style:text-properties fo:font-size="10pt" fo:background-color="#ffff00"/>
    </style:style>
    <style:style style:name="P8" style:family="paragraph" style:parent-style-name="Standard">
      <style:text-properties fo:font-size="10pt" fo:background-color="#ff8000"/>
    </style:style>
    <style:style style:name="P9" style:family="paragraph" style:parent-style-name="Standard">
      <style:text-properties fo:font-size="10pt" fo:background-color="#81d41a"/>
    </style:style>
    <style:style style:name="P10" style:family="paragraph" style:parent-style-name="Standard">
      <style:text-properties fo:font-size="10pt" fo:background-color="#3465a4"/>
    </style:style>
    <style:style style:name="P11" style:family="paragraph" style:parent-style-name="Standard">
      <style:text-properties fo:font-size="10pt" officeooo:paragraph-rsid="001b2c0e" fo:background-color="#3465a4"/>
    </style:style>
    <style:style style:name="P12" style:family="paragraph" style:parent-style-name="Standard">
      <style:text-properties officeooo:rsid="001b2c0e" officeooo:paragraph-rsid="001b2c0e" fo:background-color="#3465a4"/>
    </style:style>
    <style:style style:name="P13" style:family="paragraph" style:parent-style-name="Standard">
      <style:text-properties fo:color="#ff0000" loext:opacity="100%" officeooo:rsid="0019a648" officeooo:paragraph-rsid="0019a648" fo:background-color="transparent"/>
    </style:style>
    <style:style style:name="P14" style:family="paragraph" style:parent-style-name="Standard">
      <style:text-properties fo:font-size="10pt" fo:font-weight="bold" officeooo:rsid="000c39ec" officeooo:paragraph-rsid="0019a648" fo:background-color="#ff0000" style:font-weight-asian="bold" style:font-weight-complex="bold"/>
    </style:style>
    <style:style style:name="P15" style:family="paragraph" style:parent-style-name="Standard">
      <style:text-properties officeooo:rsid="0019a648" officeooo:paragraph-rsid="0019a648" fo:background-color="#81d41a"/>
    </style:style>
    <style:style style:name="P16" style:family="paragraph" style:parent-style-name="Heading_20_3">
      <style:paragraph-properties fo:text-align="start" style:justify-single-word="false" fo:break-before="page"/>
      <style:text-properties officeooo:rsid="0019a648" officeooo:paragraph-rsid="0019a648"/>
    </style:style>
    <style:style style:name="P17" style:family="paragraph" style:parent-style-name="Heading_20_3">
      <style:paragraph-properties fo:text-align="start" style:justify-single-word="false" fo:break-before="page"/>
    </style:style>
    <style:style style:name="P18" style:family="paragraph" style:parent-style-name="Heading_20_3">
      <style:paragraph-properties fo:text-align="start" style:justify-single-word="false"/>
    </style:style>
    <style:style style:name="P19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0c39ec"/>
    </style:style>
    <style:style style:name="T2" style:family="text">
      <style:text-properties style:use-window-font-color="true" loext:opacity="0%" fo:background-color="#ff8000" loext:char-shading-value="0"/>
    </style:style>
    <style:style style:name="T3" style:family="text">
      <style:text-properties officeooo:rsid="0019a648"/>
    </style:style>
    <style:style style:name="T4" style:family="text">
      <style:text-properties officeooo:rsid="001b2c0e" fo:background-color="#81d41a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weight="bold" officeooo:rsid="000c39ec" style:font-weight-asian="bold" style:font-weight-complex="bold"/>
    </style:style>
    <style:style style:name="T7" style:family="text">
      <style:text-properties fo:font-weight="bold" officeooo:rsid="0019a648" style:font-weight-asian="bold" style:font-weight-complex="bold"/>
    </style:style>
    <style:style style:name="T8" style:family="text">
      <style:text-properties officeooo:rsid="001b2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h text:style-name="P16" text:outline-level="3">Byte</text:h>
          </table:table-cell>
          <table:table-cell table:style-name="Table1.A1" office:value-type="string">
            <text:h text:style-name="P17" text:outline-level="3">Stop</text:h>
          </table:table-cell>
          <table:table-cell table:style-name="Table1.A1" office:value-type="string">
            <text:h text:style-name="P18" text:outline-level="3">Laser An</text:h>
          </table:table-cell>
          <table:table-cell table:style-name="Table1.D1" office:value-type="string">
            <text:h text:style-name="P18" text:outline-level="3">Messen</text:h>
          </table:table-cell>
        </table:table-row>
        <table:table-row>
          <table:table-cell table:style-name="Table1.A2" office:value-type="string">
            <text:h text:style-name="P19" text:outline-level="3"/>
          </table:table-cell>
          <table:table-cell table:style-name="Table1.B2" table:number-columns-spanned="3" office:value-type="string">
            <text:h text:style-name="P19" text:outline-level="3">MCU</text:h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“<text:span text:style-name="T8">$0003260029&amp;</text:span>”</text:p>
          </table:table-cell>
          <table:table-cell table:style-name="Table1.A2" office:value-type="string">
            <text:p text:style-name="P10">“<text:span text:style-name="T8">$0003260130&amp;”</text:span></text:p>
          </table:table-cell>
          <table:table-cell table:style-name="Table1.B2" office:value-type="string">
            <text:p text:style-name="P10">“<text:span text:style-name="T8">$00022123&amp;</text:span>”</text:p>
          </table:table-cell>
        </table:table-row>
        <table:table-row>
          <table:table-cell table:style-name="Table1.A2" office:value-type="string">
            <text:p text:style-name="P2">0</text:p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6</text:p>
            <text:p text:style-name="P2">7</text:p>
            <text:p text:style-name="P2">8</text:p>
            <text:p text:style-name="P2">9</text:p>
            <text:p text:style-name="P2">10</text:p>
            <text:p text:style-name="P2">11</text:p>
          </table:table-cell>
          <table:table-cell table:style-name="Table1.A2" office:value-type="string">
            <text:p text:style-name="P3">TX: <text:tab/>24 <text:tab/><text:span text:style-name="T6">Start</text:span></text:p>
            <text:p text:style-name="P7">TX: <text:tab/>30</text:p>
            <text:p text:style-name="P7">TX: <text:tab/>30</text:p>
            <text:p text:style-name="P7">TX: <text:tab/>30</text:p>
            <text:p text:style-name="P2">TX: <text:tab/>33</text:p>
            <text:p text:style-name="P2">TX: <text:tab/>32</text:p>
            <text:p text:style-name="P2">TX: <text:tab/>36</text:p>
            <text:p text:style-name="P2">TX: <text:tab/>30</text:p>
            <text:p text:style-name="P2">TX: <text:tab/>30</text:p>
            <text:p text:style-name="P2">TX: <text:tab/>32</text:p>
            <text:p text:style-name="P2">TX: <text:tab/>39</text:p>
            <text:p text:style-name="P5">TX: <text:tab/>26 <text:tab/><text:span text:style-name="T6">Stop</text:span></text:p>
          </table:table-cell>
          <table:table-cell table:style-name="Table1.A2" office:value-type="string">
            <text:p text:style-name="P4">TX: <text:tab/>24 <text:tab/><text:span text:style-name="T6">Start</text:span></text:p>
            <text:p text:style-name="P7">TX: <text:tab/>30</text:p>
            <text:p text:style-name="P7">TX: <text:tab/>30</text:p>
            <text:p text:style-name="P7">TX: <text:tab/>30</text:p>
            <text:p text:style-name="P2">TX: <text:tab/>33</text:p>
            <text:p text:style-name="P2">TX: <text:tab/>32</text:p>
            <text:p text:style-name="P2">TX: <text:tab/>36</text:p>
            <text:p text:style-name="P2">TX: <text:tab/>30</text:p>
            <text:p text:style-name="P2">TX: <text:tab/>31</text:p>
            <text:p text:style-name="P2">TX: <text:tab/>33</text:p>
            <text:p text:style-name="P2">TX: <text:tab/>30</text:p>
            <text:p text:style-name="P6">TX: <text:tab/>26 <text:tab/><text:span text:style-name="T6">Stop</text:span></text:p>
          </table:table-cell>
          <table:table-cell table:style-name="Table1.B2" office:value-type="string">
            <text:p text:style-name="P4">TX: <text:tab/>24 <text:tab/><text:span text:style-name="T6">Start</text:span></text:p>
            <text:p text:style-name="P7">TX: <text:tab/>30</text:p>
            <text:p text:style-name="P7">TX: <text:tab/>30</text:p>
            <text:p text:style-name="P7">TX: <text:tab/>30</text:p>
            <text:p text:style-name="P2">TX: <text:tab/>32</text:p>
            <text:p text:style-name="P2">TX: <text:tab/>32</text:p>
            <text:p text:style-name="P2">TX: <text:tab/>31</text:p>
            <text:p text:style-name="P2">TX: <text:tab/>32</text:p>
            <text:p text:style-name="P2">TX: <text:tab/>33</text:p>
            <text:p text:style-name="P6">TX: <text:tab/>26 <text:tab/><text:span text:style-name="T6">Stop</text:span></text:p>
            <text:p text:style-name="P2"/>
          </table:table-cell>
        </table:table-row>
        <table:table-row>
          <table:table-cell table:style-name="Table1.A2" office:value-type="string">
            <text:h text:style-name="P19" text:outline-level="3"/>
          </table:table-cell>
          <table:table-cell table:style-name="Table1.B2" table:number-columns-spanned="3" office:value-type="string">
            <text:h text:style-name="P19" text:outline-level="3">Sensor</text:h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“<text:span text:style-name="T8">$00023335&amp;</text:span>”</text:p>
          </table:table-cell>
          <table:table-cell table:style-name="Table1.A2" office:value-type="string">
            <text:p text:style-name="P11">“<text:span text:style-name="T8">$00023335&amp;</text:span>”</text:p>
          </table:table-cell>
          <table:table-cell table:style-name="Table1.B2" office:value-type="string">
            <text:p text:style-name="P11">“<text:span text:style-name="T8">$00023335&amp;</text:span>”</text:p>
          </table:table-cell>
        </table:table-row>
        <table:table-row>
          <table:table-cell table:style-name="Table1.A2" office:value-type="string">
            <text:p text:style-name="P2">0</text:p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6</text:p>
            <text:p text:style-name="P2">7</text:p>
            <text:p text:style-name="P2">8</text:p>
            <text:p text:style-name="P2">9</text:p>
          </table:table-cell>
          <table:table-cell table:style-name="Table1.A2" office:value-type="string">
            <text:p text:style-name="P4"><text:span text:style-name="T7">R</text:span><text:span text:style-name="T6">X: <text:tab/>24 <text:tab/>Start</text:span></text:p>
            <text:p text:style-name="P7">RX: <text:tab/>30</text:p>
            <text:p text:style-name="P7">RX: <text:tab/>30</text:p>
            <text:p text:style-name="P7">RX: <text:tab/>30</text:p>
            <text:p text:style-name="P7">RX: <text:tab/>32</text:p>
            <text:p text:style-name="P7">RX: <text:tab/>33</text:p>
            <text:p text:style-name="P7">RX: <text:tab/>33</text:p>
            <text:p text:style-name="P7">RX: <text:tab/>33</text:p>
            <text:p text:style-name="P7">RX: <text:tab/>35</text:p>
            <text:p text:style-name="P6"><text:span text:style-name="T3">R</text:span>X: <text:tab/>26 <text:tab/><text:span text:style-name="T6">Stop</text:span></text:p>
          </table:table-cell>
          <table:table-cell table:style-name="Table1.A2" office:value-type="string">
            <text:p text:style-name="P14">TX: <text:tab/>24 <text:tab/>Start</text:p>
            <text:p text:style-name="P7">RX: <text:tab/>30</text:p>
            <text:p text:style-name="P7">RX: <text:tab/>30</text:p>
            <text:p text:style-name="P7">RX: <text:tab/>30</text:p>
            <text:p text:style-name="P7">RX: <text:tab/>32</text:p>
            <text:p text:style-name="P7">RX: <text:tab/>33</text:p>
            <text:p text:style-name="P7">RX: <text:tab/>33</text:p>
            <text:p text:style-name="P7">RX: <text:tab/>33</text:p>
            <text:p text:style-name="P7">RX: <text:tab/>35</text:p>
            <text:p text:style-name="P6"><text:span text:style-name="T3">R</text:span>X: <text:tab/>26 <text:tab/><text:span text:style-name="T6">Stop</text:span></text:p>
          </table:table-cell>
          <table:table-cell table:style-name="Table1.B2" office:value-type="string">
            <text:p text:style-name="P4"><text:span text:style-name="T7">R</text:span><text:span text:style-name="T6">X: <text:tab/>24 <text:tab/>Start</text:span></text:p>
            <text:p text:style-name="P7">RX: <text:tab/>30</text:p>
            <text:p text:style-name="P7">RX: <text:tab/>30</text:p>
            <text:p text:style-name="P7">RX: <text:tab/>30</text:p>
            <text:p text:style-name="P7">RX: <text:tab/>32</text:p>
            <text:p text:style-name="P7">RX: <text:tab/>33</text:p>
            <text:p text:style-name="P7">RX: <text:tab/>33</text:p>
            <text:p text:style-name="P7">RX: <text:tab/>33</text:p>
            <text:p text:style-name="P7">RX: <text:tab/>35</text:p>
            <text:p text:style-name="P6"><text:span text:style-name="T3">R</text:span>X: <text:tab/>26 <text:tab/><text:span text:style-name="T6">Stop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“<text:span text:style-name="T8">$0003260029&amp;</text:span>”</text:p>
          </table:table-cell>
          <table:table-cell table:style-name="Table1.A2" office:value-type="string">
            <text:p text:style-name="P11">“<text:span text:style-name="T8">$0003260029&amp;</text:span>”</text:p>
          </table:table-cell>
          <table:table-cell table:style-name="Table1.B2" office:value-type="string">
            <text:p text:style-name="P10">“<text:span text:style-name="T8">$000621</text:span><text:span text:style-name="T4">xxxxxxxxxx</text:span><text:span text:style-name="T8">&amp;”</text:span></text:p>
          </table:table-cell>
        </table:table-row>
        <table:table-row>
          <table:table-cell table:style-name="Table1.A2" office:value-type="string">
            <text:p text:style-name="P2">0</text:p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6</text:p>
            <text:p text:style-name="P2">7</text:p>
            <text:p text:style-name="P2">8</text:p>
            <text:p text:style-name="P2">9</text:p>
            <text:p text:style-name="P2">10</text:p>
            <text:p text:style-name="P2">11</text:p>
            <text:p text:style-name="P2">12</text:p>
            <text:p text:style-name="P2">13</text:p>
            <text:p text:style-name="P2">14</text:p>
            <text:p text:style-name="P2">15</text:p>
            <text:p text:style-name="P2">16</text:p>
            <text:p text:style-name="P2">17</text:p>
          </table:table-cell>
          <table:table-cell table:style-name="Table1.A2" office:value-type="string">
            <text:p text:style-name="P4"><text:span text:style-name="T7">R</text:span><text:span text:style-name="T6">X: <text:tab/>24 <text:tab/>Start</text:span></text:p>
            <text:p text:style-name="P7">RX: <text:tab/>30</text:p>
            <text:p text:style-name="P7">RX: <text:tab/>30</text:p>
            <text:p text:style-name="P7">RX: <text:tab/>30</text:p>
            <text:p text:style-name="P2">RX: <text:tab/>33</text:p>
            <text:p text:style-name="P2">RX: <text:tab/>32</text:p>
            <text:p text:style-name="P2">RX: <text:tab/>36</text:p>
            <text:p text:style-name="P2">RX: <text:tab/>30</text:p>
            <text:p text:style-name="P2">RX: <text:tab/>30</text:p>
            <text:p text:style-name="P2">RX: <text:tab/>32</text:p>
            <text:p text:style-name="P2">RX: <text:tab/>39</text:p>
            <text:p text:style-name="P6"><text:span text:style-name="T3">R</text:span>X: <text:tab/>26 <text:tab/><text:span text:style-name="T6">Stop</text:span></text:p>
          </table:table-cell>
          <table:table-cell table:style-name="Table1.A2" office:value-type="string">
            <text:p text:style-name="P4"><text:span text:style-name="T7">R</text:span><text:span text:style-name="T6">X: <text:tab/>24 <text:tab/>Start</text:span></text:p>
            <text:p text:style-name="P7">RX: <text:tab/>30</text:p>
            <text:p text:style-name="P7">RX: <text:tab/>30</text:p>
            <text:p text:style-name="P7">RX: <text:tab/>30</text:p>
            <text:p text:style-name="P2">RX: <text:tab/>33</text:p>
            <text:p text:style-name="P2">RX: <text:tab/>32</text:p>
            <text:p text:style-name="P2">RX: <text:tab/>36</text:p>
            <text:p text:style-name="P2">RX: <text:tab/>30</text:p>
            <text:p text:style-name="P2">RX: <text:tab/>30</text:p>
            <text:p text:style-name="P2">RX: <text:tab/>32</text:p>
            <text:p text:style-name="P2">RX: <text:tab/>39</text:p>
            <text:p text:style-name="P6"><text:span text:style-name="T3">R</text:span>X: <text:tab/>26 <text:tab/><text:span text:style-name="T6">Stop</text:span></text:p>
          </table:table-cell>
          <table:table-cell table:style-name="Table1.B2" office:value-type="string">
            <text:p text:style-name="P4"><text:span text:style-name="T7">R</text:span><text:span text:style-name="T6">X: <text:tab/>24 <text:tab/>Start</text:span></text:p>
            <text:p text:style-name="P7">RX: <text:tab/>30</text:p>
            <text:p text:style-name="P7">RX: <text:tab/>30</text:p>
            <text:p text:style-name="P7">RX: <text:tab/>30</text:p>
            <text:p text:style-name="P8">RX: <text:tab/>36</text:p>
            <text:p text:style-name="P8">RX: <text:tab/>32</text:p>
            <text:p text:style-name="P8">RX: <text:tab/>31</text:p>
            <text:p text:style-name="P9">RX: <text:tab/>30<text:tab/><text:span text:style-name="T1">10^+4<text:tab/></text:span></text:p>
            <text:p text:style-name="P9">RX: <text:tab/>30<text:tab/><text:span text:style-name="T1">10^+3<text:tab/></text:span></text:p>
            <text:p text:style-name="P9">RX: <text:tab/>30<text:tab/><text:span text:style-name="T1">10^+2<text:tab/></text:span></text:p>
            <text:p text:style-name="P9">RX: <text:tab/>30<text:tab/><text:span text:style-name="T1">10^+1<text:tab/></text:span></text:p>
            <text:p text:style-name="P9">RX: <text:tab/>30<text:tab/><text:span text:style-name="T1">10^+0<text:tab/></text:span></text:p>
            <text:p text:style-name="P9">RX: <text:tab/>33<text:tab/><text:span text:style-name="T1">10^-1<text:tab/></text:span></text:p>
            <text:p text:style-name="P9">RX: <text:tab/>33<text:tab/><text:span text:style-name="T1">10^-2<text:tab/></text:span></text:p>
            <text:p text:style-name="P9">RX: <text:tab/>30<text:tab/><text:span text:style-name="T1">10^-3<text:tab/></text:span></text:p>
            <text:p text:style-name="P9">RX: <text:tab/>36<text:tab/><text:span text:style-name="T1">10^-4<text:tab/></text:span></text:p>
            <text:p text:style-name="P9">RX: <text:tab/>30<text:tab/><text:span text:style-name="T1">10^-5<text:tab/></text:span></text:p>
            <text:p text:style-name="P6"><text:span text:style-name="T3">R</text:span>X: <text:tab/>26 <text:tab/><text:span text:style-name="T6">Stop</text:span></text:p>
          </table:table-cell>
        </table:table-row>
      </table:table>
      <text:p text:style-name="P13">*Alle Werte sind in HEX dargestellt</text:p>
      <text:p text:style-name="P1">** Immer Gleich<text:span text:style-name="T5"><text:tab/><text:tab/><text:tab/><text:tab/><text:tab/><text:tab/><text:tab/> <text:s/></text:span><text:span text:style-name="T2">Immer Gleich beim Messen</text:span></text:p>
      <text:p text:style-name="P15">*** Zahlen als ASCII-Zeichen</text:p>
      <text:p text:style-name="P12">**** Nachricht als ASCII-Str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8:59:59.773249013</meta:creation-date>
    <dc:date>2024-08-16T19:44:02.574529033</dc:date>
    <meta:editing-duration>PT44M3S</meta:editing-duration>
    <meta:editing-cycles>2</meta:editing-cycles>
    <meta:generator>LibreOffice/24.2.6.2$Linux_X86_64 LibreOffice_project/420$Build-2</meta:generator>
    <meta:document-statistic meta:table-count="1" meta:image-count="0" meta:object-count="0" meta:page-count="1" meta:paragraph-count="165" meta:word-count="317" meta:character-count="1276" meta:non-whitespace-character-count="982"/>
  </office:meta>
</office:document-meta>
</file>